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5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  <style:text-properties fo:font-size="2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3.6cm" fo:margin-right="0cm" fo:text-indent="-0.6cm"/>
      <style:text-properties fo:font-size="24pt" style:font-size-asian="24pt" style:font-size-complex="24pt"/>
    </style:style>
    <style:style style:name="P7" style:family="paragraph">
      <style:paragraph-properties text:enable-numbering="true" fo:margin-left="1.2cm" fo:margin-right="0cm" fo:text-indent="-0.9cm"/>
      <style:text-properties fo:color="#ffffff" fo:font-size="24pt" style:font-size-asian="24pt" style:font-size-complex="24pt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text:enable-numbering="true" fo:margin-left="1.2cm" fo:margin-right="0cm" fo:text-indent="-0.9cm"/>
      <style:text-properties fo:color="#ffffff"/>
    </style:style>
    <style:style style:name="P12" style:family="paragraph">
      <style:paragraph-properties fo:margin-left="2.4cm" fo:margin-right="0cm" fo:text-indent="-0.8cm"/>
      <style:text-properties fo:font-size="24pt" style:font-size-asian="24pt" style:font-size-complex="24pt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00" fo:font-size="24pt" style:font-size-asian="24pt" style:font-size-complex="24pt"/>
    </style:style>
    <style:style style:name="T5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23ff23" fo:font-size="24pt" style:font-size-asian="24pt" style:font-size-complex="24pt"/>
    </style:style>
    <style:style style:name="T7" style:family="text">
      <style:text-properties fo:color="#ffffff" fo:font-size="22pt" style:font-size-asian="22pt" style:font-size-complex="22pt"/>
    </style:style>
    <style:style style:name="T8" style:family="text">
      <style:text-properties fo:color="#ffffff"/>
    </style:style>
    <style:style style:name="T9" style:family="text">
      <style:text-properties fo:color="#ffff00"/>
    </style:style>
    <style:style style:name="T10" style:family="text">
      <style:text-properties fo:color="#23ff23" fo:font-weight="bold" style:font-weight-asian="bold" style:font-weight-complex="bold"/>
    </style:style>
    <style:style style:name="T11" style:family="text">
      <style:text-properties fo:color="#ffffff" fo:font-weight="normal" style:font-weight-asian="normal" style:font-weight-complex="normal"/>
    </style:style>
    <style:style style:name="T12" style:family="text">
      <style:text-properties fo:color="#ffff00" fo:font-weight="normal" style:font-weight-asian="normal" style:font-weight-complex="normal"/>
    </style:style>
    <style:style style:name="T13" style:family="text">
      <style:text-properties fo:color="#23ff23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list-level-position-and-space-mode="label-width-and-position" text:min-label-width="0.381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0.254cm" text:min-label-width="0.381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0.508cm" text:min-label-width="0.381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0.762cm" text:min-label-width="0.38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1.016cm" text:min-label-width="0.381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1.27cm" text:min-label-width="0.381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1.524cm" text:min-label-width="0.381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1.778cm" text:min-label-width="0.381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2.032cm" text:min-label-width="0.381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2.286cm" text:min-label-width="0.381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list-level-position-and-space-mode="label-width-and-position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review quiz</presentation:footer-decl>
      <presentation:footer-decl presentation:name="ftr2">CMPTxxxx</presentation:footer-decl>
      <presentation:date-time-decl presentation:name="dtd1" presentation:source="fixed">26 Sep 2008</presentation:date-time-decl>
      <presentation:date-time-decl presentation:name="dtd2" presentation:source="current-date" style:data-style-name="D3"/>
      <draw:page draw:name="page1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1-4 Review Quiz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6 Sep 2008</text:span></text:p>
            <text:p text:style-name="P1"><text:span text:style-name="T1">CMPT14x</text:span></text:p>
            <text:p text:style-name="P1"><text:span text:style-name="T1">Dr. Sean Ho</text:span></text:p>
            <text:p text:style-name="P1"><text:span text:style-name="T1">Trinity Western University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2: <text:span text:style-name="T2">10 minutes, 20 points</text:span></text:p>
          </draw:text-box>
        </draw:frame>
        <draw:frame presentation:style-name="pr5" draw:text-style-name="P7" draw:id="id1" draw:layer="layout" svg:width="25.199cm" svg:height="14.267cm" svg:x="1.4cm" svg:y="4.387cm" presentation:class="outline" presentation:user-transformed="true">
          <draw:text-box>
            <text:list text:style-name="L2">
              <text:list-item>
                <text:p text:style-name="P4"><text:span text:style-name="T3">Which are legal Python variable </text:span><text:span text:style-name="T4">names</text:span><text:span text:style-name="T3">? Why?</text:span></text:p>
              </text:list-item>
            </text:list>
            <text:p text:style-name="P5"><text:span text:style-name="T5">num-apples</text:span><text:span text:style-name="T5"><text:tab/></text:span><text:span text:style-name="T5"><text:tab/></text:span><text:span text:style-name="T5"><text:tab/></text:span><text:span text:style-name="T5">BEGIN</text:span><text:span text:style-name="T5"><text:tab/></text:span><text:span text:style-name="T5"><text:tab/></text:span><text:span text:style-name="T5"><text:tab/></text:span><text:span text:style-name="T5"><text:tab/></text:span><text:span text:style-name="T5">for</text:span></text:p>
            <text:p text:style-name="P5"><text:span text:style-name="T5">05LabScore</text:span><text:span text:style-name="T5"><text:tab/></text:span><text:span text:style-name="T5"><text:tab/></text:span><text:span text:style-name="T5"><text:tab/></text:span><text:span text:style-name="T5">_3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aul's_age</text:span></text:p>
            <text:list text:continue-numbering="true" text:style-name="L2">
              <text:list-item>
                <text:p text:style-name="P4"><text:span text:style-name="T3">Contrast </text:span><text:span text:style-name="T4">static typing </text:span><text:span text:style-name="T3">vs. </text:span><text:span text:style-name="T4">dynamic typing</text:span><text:span text:style-name="T3">. <text:s/>Pros/Cons?</text:span></text:p>
              </text:list-item>
              <text:list-item>
                <text:p text:style-name="P4"><text:span text:style-name="T3">Describe at least </text:span><text:span text:style-name="T4">four</text:span><text:span text:style-name="T3"> kinds of </text:span><text:span text:style-name="T4">documentation</text:span><text:span text:style-name="T3"> (internal or external) you should have in your Python programs.</text:span></text:p>
              </text:list-item>
              <text:list-item>
                <text:p text:style-name="P4"><text:span text:style-name="T3">Write a complete Python </text:span><text:span text:style-name="T4">program</text:span><text:span text:style-name="T3"> to evaluate and print the value of the sum </text:span><text:span text:style-name="T6">1 + 2 + 3 + ... + 999 + 1000</text:span><text:span text:style-name="T3">.</text:span></text:p>
                <text:list>
                  <text:list-item>
                    <text:list>
                      <text:list-item>
                        <text:p text:style-name="P6"><text:span text:style-name="T7">Docstring / comments not necessary but useful for partial credit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2: <text:span text:style-name="T2">answers #1</text:span></text:p>
          </draw:text-box>
        </draw:frame>
        <draw:frame presentation:style-name="pr5" draw:text-style-name="P11" draw:id="id2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3" text:style-name="P9"><text:span text:style-name="T8">Which are legal Python variable </text:span><text:span text:style-name="T9">names</text:span><text:span text:style-name="T8">? Why?</text:span></text:p>
                <text:list>
                  <text:list-item>
                    <text:list>
                      <text:list-item>
                        <text:p text:id="id4" text:style-name="P10"><text:span text:style-name="T10">num-apples</text:span><text:span text:style-name="T11">: </text:span><text:span text:style-name="T12">not okay</text:span><text:span text:style-name="T11"> (punctuation)</text:span></text:p>
                      </text:list-item>
                      <text:list-item>
                        <text:p text:id="id5" text:style-name="P10"><text:span text:style-name="T10">BEGIN</text:span><text:span text:style-name="T11">: </text:span><text:span text:style-name="T12">okay</text:span></text:p>
                      </text:list-item>
                      <text:list-item>
                        <text:p text:id="id6" text:style-name="P10"><text:span text:style-name="T10">for</text:span><text:span text:style-name="T11">: </text:span><text:span text:style-name="T12">not okay</text:span><text:span text:style-name="T11"> (reserved word)</text:span></text:p>
                      </text:list-item>
                      <text:list-item>
                        <text:p text:id="id7" text:style-name="P10"><text:span text:style-name="T10">05LabScore</text:span><text:span text:style-name="T11">: </text:span><text:span text:style-name="T12">not okay</text:span><text:span text:style-name="T11"> (starts with number)</text:span></text:p>
                      </text:list-item>
                      <text:list-item>
                        <text:p text:id="id8" text:style-name="P10"><text:span text:style-name="T10">_3</text:span><text:span text:style-name="T11">:</text:span><text:span text:style-name="T12"> okay</text:span><text:span text:style-name="T11"> (albeit poor style!)</text:span></text:p>
                      </text:list-item>
                      <text:list-item>
                        <text:p text:id="id9" text:style-name="P10"><text:span text:style-name="T10">Paul's_age</text:span><text:span text:style-name="T11">: </text:span><text:span text:style-name="T12">not okay</text:span><text:span text:style-name="T11"> (punctu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2: <text:span text:style-name="T2">answers #2-3</text:span></text:p>
          </draw:text-box>
        </draw:frame>
        <draw:frame presentation:style-name="pr7" draw:text-style-name="P7" draw:id="id10" draw:layer="layout" svg:width="25.199cm" svg:height="14.267cm" svg:x="1.4cm" svg:y="4.379cm" presentation:class="outline" presentation:user-transformed="true">
          <draw:text-box>
            <text:list text:style-name="L4">
              <text:list-item>
                <text:p text:id="id11" text:style-name="P4"><text:span text:style-name="T3">Contrast </text:span><text:span text:style-name="T4">static typing </text:span><text:span text:style-name="T3">vs. </text:span><text:span text:style-name="T4">dynamic typing</text:span><text:span text:style-name="T3">.</text:span></text:p>
                <text:list>
                  <text:list-item>
                    <text:p text:id="id12" text:style-name="P12"><text:span text:style-name="T4">Static</text:span><text:span text:style-name="T3"> typing: variables cannot </text:span><text:span text:style-name="T4">change</text:span><text:span text:style-name="T3"> type</text:span></text:p>
                    <text:list>
                      <text:list-item>
                        <text:p text:id="id13" text:style-name="P6"><text:span text:style-name="T3">Must </text:span><text:span text:style-name="T4">declare</text:span><text:span text:style-name="T3"> type of variable and </text:span><text:span text:style-name="T4">initialize</text:span><text:span text:style-name="T3"> value</text:span></text:p>
                      </text:list-item>
                      <text:list-item>
                        <text:p text:id="id14" text:style-name="P6"><text:span text:style-name="T4">Compiler</text:span><text:span text:style-name="T3"> enforces correct type</text:span></text:p>
                      </text:list-item>
                    </text:list>
                  </text:list-item>
                  <text:list-item>
                    <text:p text:id="id15" text:style-name="P12"><text:span text:style-name="T4">Dynamic</text:span><text:span text:style-name="T3"> typing: can </text:span><text:span text:style-name="T4">change</text:span><text:span text:style-name="T3"> type</text:span></text:p>
                    <text:list>
                      <text:list-item>
                        <text:p text:id="id16" text:style-name="P6"><text:span text:style-name="T3">More </text:span><text:span text:style-name="T4">flexible</text:span><text:span text:style-name="T3">, but usually we </text:span><text:span text:style-name="T4">don't want</text:span><text:span text:style-name="T3"> variables to change type</text:span></text:p>
                      </text:list-item>
                    </text:list>
                  </text:list-item>
                </text:list>
              </text:list-item>
              <text:list-item>
                <text:p text:id="id17" text:style-name="P4"><text:span text:style-name="T3">Describe at least </text:span><text:span text:style-name="T4">four</text:span><text:span text:style-name="T3"> kinds of </text:span><text:span text:style-name="T4">documentation</text:span><text:span text:style-name="T3"> (internal or external) you should have in your Python programs.</text:span></text:p>
                <text:list>
                  <text:list-item>
                    <text:p text:id="id18" text:style-name="P12"><text:span text:style-name="T4">Comments, docstrings, online help/prompts,</text:span><text:span text:style-name="T4"><text:line-break/></text:span><text:span text:style-name="T4">user manual, programmers' diary, variable nam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background" smil:attributeName="visibility" smil:to="visible"/>
                  <anim:transitionFilter smil:dur="0.5s" smil:targetElement="id10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2: <text:span text:style-name="T2">answers #4</text:span></text:p>
          </draw:text-box>
        </draw:frame>
        <draw:frame presentation:style-name="pr5" draw:text-style-name="P11" draw:id="id19" draw:layer="layout" svg:width="25.199cm" svg:height="14.288cm" svg:x="1.4cm" svg:y="4.507cm" presentation:class="outline" presentation:user-transformed="true">
          <draw:text-box>
            <text:list text:style-name="L2">
              <text:list-item>
                <text:p text:id="id20" text:style-name="P9"><text:span text:style-name="T8">Write a complete Python </text:span><text:span text:style-name="T9">program</text:span><text:span text:style-name="T8"> to evaluate and print the value of the sum </text:span><text:span text:style-name="T13">1 + 2 + 3 + ... + 999 + 1000</text:span><text:span text:style-name="T8">.</text:span></text:p>
                <text:list>
                  <text:list-item>
                    <text:p text:id="id21" text:style-name="P13"><text:span text:style-name="T9">While</text:span><text:span text:style-name="T8"> loop or </text:span><text:span text:style-name="T9">for</text:span><text:span text:style-name="T8"> loop:</text:span></text:p>
                  </text:list-item>
                </text:list>
              </text:list-item>
            </text:list>
            <text:p text:id="id22" text:style-name="P5"><text:span text:style-name="T10">sum = 0</text:span></text:p>
            <text:p text:id="id23" text:style-name="P5"><text:span text:style-name="T10">for counter in range(1, 1001):</text:span></text:p>
            <text:p text:id="id24" text:style-name="P14"><text:span text:style-name="T5">sum += counter</text:span></text:p>
            <text:p text:id="id25" text:style-name="P5"><text:span text:style-name="T10">print "The sum is", sum</text:span></text:p>
            <text:p text:style-name="P5"><text:span text:style-name="T8"/></text:p>
            <text:list text:continue-numbering="true" text:style-name="L2">
              <text:list-item>
                <text:list>
                  <text:list-item>
                    <text:p text:id="id26" text:style-name="P13"><text:span text:style-name="T9">Or</text:span><text:span text:style-name="T8">:</text:span></text:p>
                  </text:list-item>
                </text:list>
              </text:list-item>
            </text:list>
            <text:p text:id="id27" text:style-name="P5"><text:span text:style-name="T10">print "The sum is 500500"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background" smil:attributeName="visibility" smil:to="visible"/>
                  <anim:transitionFilter smil:dur="0.5s" smil:targetElement="id19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list-level-position-and-space-mode="label-width-and-position"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list-level-position-and-space-mode="label-width-and-position"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6" draw:layer="backgroundobjects" svg:width="14.01cm" svg:height="0.837cm" svg:x="5.04cm" svg:y="20.009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7" draw:layer="backgroundobjects" svg:width="13.477cm" svg:height="0.552cm" svg:x="0cm" svg:y="3.993cm">
        <text:p/>
      </draw:rect>
      <draw:frame draw:style-name="gr3" draw:text-style-name="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gr4" draw:text-style-name="P7" draw:layer="backgroundobjects" svg:width="9.922cm" svg:height="0.414cm" svg:x="0cm" svg:y="3.621cm">
        <text:p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6" draw:layer="backgroundobjects" svg:width="13.758cm" svg:height="1.448cm" svg:x="4.657cm" svg:y="19.131cm" presentation:class="footer">
        <draw:text-box>
          <text:p text:style-name="P6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7" draw:layer="backgroundobjects" svg:width="14.8cm" svg:height="0.745cm" svg:x="0cm" svg:y="7.217cm">
        <text:p/>
      </draw:rect>
      <draw:frame draw:style-name="gr3" draw:text-style-name="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_Beta$Linux OpenOffice.org_project/300m3$Build-9328</meta:generator>
    <meta:initial-creator>Sean Ho</meta:initial-creator>
    <meta:creation-date>2006-09-22T14:12:59</meta:creation-date>
    <dc:date>2008-09-26T13:45:29</dc:date>
    <dc:language>en-US</dc:language>
    <meta:editing-cycles>14</meta:editing-cycles>
    <meta:editing-duration>PT01H12M14S</meta:editing-duration>
    <meta:document-statistic meta:object-count="6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